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ptHeaderLocaleContextResolverTests.resolvePreferred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ContextResolverTests.resolvePreferredAgainstLanguageWithMultiple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ContextResolverTests.resolvePreferredNotSupported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ptHeaderLocaleContextResolverTests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ContextResolverTests.resolvePreferredAgainstCountryIf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ContextResolverTests.resolvePreferred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ContextResolverTests.resolveMissingAcceptLanguageHeader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ptHeaderLocaleContextResolverTests.resolveInvalidAcceptLanguageHeader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ptHeaderLocaleContextResolverTests.resolveInvalidAcceptLangua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ptHeaderLocaleContextResolverTests.resolvePreferredAgainstLanguag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ContextResolverTests.resolveMissingAcceptLangua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ptHeaderLocaleContextResolverTests.resolveEmptyAcceptLanguageHeader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ptHeaderLocaleContextResolverTests.exchange( Locale ... 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HeaderLocaleContextResolverTests.resolveEmptyAcceptLangua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ptHeaderLocaleContextResolverTests.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